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Qu'est-ce que Unity?</text:p>
      <text:p text:style-name="Standard">Unity est un des plus connu IE (éditeur de jeu), c'est un outil de création 3D. Ce moteur prend les décisions mathématique et graphismes de chaque image et les affiche à lécran.</text:p>
      <text:p text:style-name="Standard"/>
      <text:p text:style-name="Standard">De quoi avez vous besoin pour utiliser le loigiciel Unity?</text:p>
      <text:p text:style-name="Standard">1) Télécharger le logiciel Unity sur Unity3D.com (version d'essai)</text:p>
      <text:p text:style-name="Standard">2) Télécharger une logiciel de modélisation 3D tel que blender sur Blender.org</text:p>
      <text:p text:style-name="Standard">3) Télécharger des modèles 3D et des ressources sur <text:a xlink:type="simple" xlink:href="http://www.pearson.fr/">http://www.pearson.fr</text:a></text:p>
      <text:p text:style-name="Standard"/>
      <text:p text:style-name="Standard">Quelle autre moteur très connu connaissait vous?</text:p>
      <text:p text:style-name="Standard">Unreal Engine d'Epic Games</text:p>
      <text:p text:style-name="Standard"/>
      <text:p text:style-name="Standard">Quelle est le language le plus rapide en terme de calcul?</text:p>
      <text:p text:style-name="Standard">C'est le language C++</text:p>
      <text:p text:style-name="Standard"/>
      <text:p text:style-name="Standard">Quelle moteur utilise Unity?</text:p>
      <text:p text:style-name="Standard">1) Moteur physique: PhysX de Nvidia</text:p>
      <text:p text:style-name="Standard">2) Pour le rendu 3D: OpenGL et DirectX</text:p>
      <text:p text:style-name="Standard">3) Pour le son: OpenAL</text:p>
      <text:p text:style-name="Standard"/>
      <text:p text:style-name="Standard">Qu'est-ce qu'un GUI?</text:p>
      <text:p text:style-name="Standard">Graphique User Interface, c'est l'interphace graphique d'un moteur. Cela permet tout simplement d'utiliser les options plus facilement en cliquant sur des onglets</text:p>
      <text:p text:style-name="Standard"/>
      <text:p text:style-name="Standard">Où pouvons nous les trouver?</text:p>
      <text:p text:style-name="Standard">On peut les trouver sous forme de plugins sur <text:a xlink:type="simple" xlink:href="http://www.unifycommunity.com/wiki">http://www.unifycommunity.com/wiki</text:a></text:p>
      <text:p text:style-name="Standard"/>
      <text:p text:style-name="Standard"/>
      <text:p text:style-name="Standard">Chapitre 1: Bienvenue dans la 3ème dimension</text:p>
      <text:p text:style-name="Standard">Comment sont déterminé les coordonnée 3D?</text:p>
      <text:p text:style-name="Standard">En coordonnée sphérique (carthésienne 3D), exemple : (5, 8, 1)</text:p>
      <text:p text:style-name="Standard">X: absice (horizontal), Y: ordonnée (vertical), Z: Profondeur (hauteur)</text:p>
      <text:p text:style-name="Standard"/>
      <text:p text:style-name="Standard">Comment définir les coordonnées d'un point?</text:p>
      <text:p text:style-name="Standard">On doit le définir par rapport à l'espace global tout en bas, a gauche, de hauteur 0 soit (0, 0, 0) par rapport à l'endroit ou commence la map. <text:s/>C'est le début de la scène</text:p>
      <text:p text:style-name="Standard">On doit aussi le définir par rapport a l'espace local, ce qui est soit l'endroit où commence l'objet (0, 0, 0) soit son centre</text:p>
      <text:p text:style-name="Standard">Un objet peut être situé en (5, 2, 1) en espace global mais il aura (0, 0, 0) en espace local </text:p>
      <text:p text:style-name="Standard"/>
      <text:p text:style-name="Standard">Ou se situe généralement l'espace local d'un objet?</text:p>
      <text:p text:style-name="Standard">Il se situe généralement au centre de ce dernier</text:p>
      <text:p text:style-name="Standard"/>
      <text:p text:style-name="Standard">Qu-est-ce qu'un vecteur?</text:p>
      <text:p text:style-name="Standard">Ce sont des lignes tracé dans le monde 3D qui possèdent une direction et une longueur</text:p>
      <text:p text:style-name="Standard"/>
      <text:p text:style-name="Standard">Qu'est-ce que le FOV?</text:p>
      <text:p text:style-name="Standard">C'est le champ de vision (Field of Vision)</text:p>
      <text:p text:style-name="Standard"><text:soft-page-break/>Quelle caractéristiques possédent les caméras dans Unity?</text:p>
      <text:p text:style-name="Standard">Ils ont biensûr un FOV réglable et quelques effets cinématographique tel que la réflection du soleil, il est possible de contrôler plusieurs caméra et de changer la caméra qui sera la caméra principale grâce à du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2T10:54:14</meta:creation-date>
    <dc:date>2013-01-12T12:30:48</dc:date>
    <meta:editing-duration>PT1H36M35S</meta:editing-duration>
    <meta:editing-cycles>4</meta:editing-cycles>
    <meta:generator>LibreOffice/3.4$Unix LibreOffice_project/340m1$Build-1505</meta:generator>
    <meta:document-statistic meta:table-count="0" meta:image-count="0" meta:object-count="0" meta:page-count="2" meta:paragraph-count="35" meta:word-count="376" meta:character-count="2248" meta:non-whitespace-character-count="1905"/>
  </office:meta>
</office:document-meta>
</file>